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e3e" officeooo:paragraph-rsid="00171e3e"/>
    </style:style>
    <style:style style:name="P2" style:family="paragraph" style:parent-style-name="Standard">
      <style:text-properties officeooo:rsid="0017420d" officeooo:paragraph-rsid="00174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cv2</text:p>
      <text:p text:style-name="Standard">import numpy as np</text:p>
      <text:p text:style-name="Standard"/>
      <text:p text:style-name="Standard">image_path = 'path_to_your_image.jpg' </text:p>
      <text:p text:style-name="Standard">image = cv2.imread(image_path)</text:p>
      <text:p text:style-name="Standard"/>
      <text:p text:style-name="Standard">x = [x1, x2, x3, ..., x10] <text:s/># x-coordinates of waypoints</text:p>
      <text:p text:style-name="Standard">y = [y1, y2, y3, ..., y10] <text:s/># y-coordinates of waypoints</text:p>
      <text:p text:style-name="Standard"/>
      <text:p text:style-name="Standard">radius = 5 <text:s/># Adjust the radius of the circle as desired</text:p>
      <text:p text:style-name="Standard">color = (0, 0, 255) <text:s/># Set the color of the circles (BGR format)</text:p>
      <text:p text:style-name="Standard">thickness = -1 <text:s/># Use -1 for filled circles</text:p>
      <text:p text:style-name="Standard"/>
      <text:p text:style-name="Standard">for point in zip(x, y):</text:p>
      <text:p text:style-name="Standard"><text:s text:c="4"/>cv2.circle(image, point, radius, color, thickness)</text:p>
      <text:p text:style-name="Standard"/>
      <text:p text:style-name="Standard">line_color = (255, 0, 0) <text:s/># Set the color of the lines (BGR format)</text:p>
      <text:p text:style-name="Standard">line_thickness = 2 <text:s/># Adjust the thickness of the lines as desired</text:p>
      <text:p text:style-name="Standard"/>
      <text:p text:style-name="Standard">for i in range(len(x) - 1):</text:p>
      <text:p text:style-name="Standard"><text:s text:c="4"/>start_point = (x[i], y[i])</text:p>
      <text:p text:style-name="Standard"><text:s text:c="4"/>end_point = (x[i + 1], y[i + 1])</text:p>
      <text:p text:style-name="Standard"><text:s text:c="4"/>cv2.line(image, start_point, end_point, line_color, line_thickness)</text:p>
      <text:p text:style-name="Standard"/>
      <text:p text:style-name="Standard">cv2.imshow('Image with Trajectory', image)</text:p>
      <text:p text:style-name="Standard">cv2.waitKey(0)</text:p>
      <text:p text:style-name="Standard">cv2.destroyAllWindows()</text:p>
      <text:p text:style-name="Standard"/>
      <text:p text:style-name="Standard"/>
      <text:p text:style-name="Standard"/>
      <text:p text:style-name="Standard"/>
      <text:p text:style-name="P1">#Waypoints in carla</text:p>
      <text:p text:style-name="P1"/>
      <text:p text:style-name="P1">def visualize_waypoints(waypoints):</text:p>
      <text:p text:style-name="P1"><text:s text:c="4"/>for waypoint in waypoints:</text:p>
      <text:p text:style-name="P1"><text:s text:c="8"/>marker = carla.Transform(waypoint.location)</text:p>
      <text:p text:style-name="P1"><text:s text:c="8"/>world.debug.draw_point(marker.location, size=0.1, life_time=0.0) <text:s/># Adjust the size and life_time as needed</text:p>
      <text:p text:style-name="P1"/>
      <text:p text:style-name="P1">predicted_waypoints = generate_predicted_waypoints() <text:s/># Replace with your own method for generating waypoints</text:p>
      <text:p text:style-name="P1"/>
      <text:p text:style-name="P1">visualize_waypoints(predicted_waypoints)</text:p>
      <text:p text:style-name="P1"/>
      <text:p text:style-name="P1"/>
      <text:p text:style-name="P2">2.</text:p>
      <text:p text:style-name="P2">def visualize_waypoints(waypoints):</text:p>
      <text:p text:style-name="P2"><text:s text:c="4"/>for waypoint in waypoints:</text:p>
      <text:p text:style-name="P2"><text:s text:c="8"/>world.debug.draw_string(waypoint.transform.location, 'O', draw_shadow=False,</text:p>
      <text:p text:style-name="P2"><text:soft-page-break/><text:s text:c="32"/>color=carla.Color(r=255, g=0, b=0), life_time=0.1,</text:p>
      <text:p text:style-name="P2"><text:s text:c="32"/>persistent_lines=Tru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07:23:37.938000000</meta:creation-date>
    <dc:date>2023-06-19T07:37:45.933000000</dc:date>
    <meta:editing-duration>PT14M19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33" meta:word-count="185" meta:character-count="1510" meta:non-whitespace-character-count="1236"/>
  </office:meta>
</office:document-meta>
</file>